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25CD4F305690DC39486.png" manifest:media-type="image/png"/>
  <manifest:file-entry manifest:full-path="Pictures/10000000000004AB0000025BEBDBD81A07F15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T1" style:family="text">
      <style:text-properties officeooo:rsid="00060a87"/>
    </style:style>
    <style:style style:name="T2" style:family="text">
      <style:text-properties officeooo:rsid="0007e064"/>
    </style:style>
    <style:style style:name="T3" style:family="text">
      <style:text-properties officeooo:rsid="00085f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<text:span text:style-name="T3">8</text:span></text:p>
      <text:p text:style-name="P1"/>
      <text:p text:style-name="P1"><draw:frame draw:style-name="fr1" draw:name="Figura1" text:anchor-type="paragraph" svg:width="17cm" svg:height="8.62cm" draw:z-index="0"><draw:image xlink:href="Pictures/10000000000004A70000025CD4F305690DC39486.png" xlink:type="simple" xlink:show="embed" xlink:actuate="onLoad"/></draw:frame></text:p>
      <text:p text:style-name="P1"><draw:frame draw:style-name="fr1" draw:name="Figura2" text:anchor-type="paragraph" svg:width="17cm" svg:height="8.578cm" draw:z-index="1"><draw:image xlink:href="Pictures/10000000000004AB0000025BEBDBD81A07F153A8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5:58:47.484000000</dc:date>
    <meta:editing-duration>PT23M33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7" meta:non-whitespace-character-count="6"/>
  </office:meta>
</office:document-meta>
</file>